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/>
    </style:style>
  </office:automatic-styles>
  <office:body>
    <office:text>
      <text:p text:style-name="P1">How a Boy Becomes a Knight</text:p>
      <text:p text:style-name="P1">Andy Maxwell</text:p>
      <text:p text:style-name="P1">Dec 26, 2016</text:p>
      <text:p text:style-name="P1"/>
      <text:p text:style-name="P1">Written as journal entries.</text:p>
      <text:p text:style-name="P1"/>
      <text:p text:style-name="P1">OR could be written as letters home.</text:p>
      <text:p text:style-name="P1">“Dear Father,</text:p>
      <text:p text:style-name="P1">Today was a big day for me. It was my first time going to the tournament...”</text:p>
      <text:p text:style-name="P1"/>
      <text:p text:style-name="P1"/>
      <text:p text:style-name="P1"/>
      <text:p text:style-name="P1">6-7</text:p>
      <text:p text:style-name="P1"/>
      <text:p text:style-name="P1">Summer, 1180</text:p>
      <text:p text:style-name="P1"/>
      <text:p text:style-name="P1">[art notes: Opening page. Young boy writing in a book. <text:s text:c="1"/>Knights in the background.]</text:p>
      <text:p text:style-name="P1"/>
      <text:p text:style-name="P1">Today I begin my studies to become a knight. I’m excited and scared, too. It’s my dream. My father is a lord and is part of the King’s Court. <text:s text:c="1"/>If he wasn’t noble or a knight himself, I couldn’t become one. <text:s text:c="1"/>I am on my way to be a page at the knight’s castle. <text:s text:c="1"/>Pages learn to fight and other things I’ll need to know to be a knight. <text:s text:c="1"/>I don’t mind working hard, but I’m a little afraid of the horses. <text:s text:c="1"/>I will miss my parents. <text:s text:c="1"/>I’m eight, and this is my first time away from home. I hope they will be proud of me.</text:p>
      <text:p text:style-name="P1"/>
      <text:p text:style-name="P1">8-9</text:p>
      <text:p text:style-name="P1"/>
      <text:p text:style-name="P1">Winter 1101</text:p>
      <text:p text:style-name="P1"/>
      <text:p text:style-name="P1">I’ve been at the castle for half a year, and it’s amazing. <text:s text:c="1"/>I’ve been learning to fight with wooden swords and shields. I play fight with the other pages. <text:s text:c="1"/>Sometimes we even ride piggy back to practice! We also practice riding a wooden horse and using a lance to hit a target. <text:s text:c="1"/>I have a shirt made of chain-mail, just like a real knight wears under his armor. <text:s text:c="1"/>It’s heavy, but it protects me. <text:s text:c="1"/>I don’t need protection yet, but I’m getting used to wearing such heavy things. <text:s text:c="1"/>I’m a lot stronger now than I was last summer. <text:s text:c="1"/>Also, the huntsmen of the castle are teaching me to hunt. <text:s text:c="1"/>I’ve even trained a falcon!</text:p>
      <text:p text:style-name="P1"/>
      <text:p text:style-name="P1">10-11</text:p>
      <text:p text:style-name="P1"/>
      <text:p text:style-name="P1">My least favorite thing about being a page is all the chores. <text:s text:c="1"/>I run messages between the the men of the castle. <text:s text:c="1"/>I clean clothes. I serve food. <text:s text:c="1"/>I also have to clean the horse stables. <text:s text:c="1"/>I’m nervous around the horses. <text:s text:c="1"/>I think they can tell I’m scared of them. <text:s text:c="1"/>I’m trying to learn to ride without using my hands, but I’m not good at it.</text:p>
      <text:p text:style-name="P1"/>
      <text:p text:style-name="P1">12-13</text:p>
      <text:p text:style-name="P1"/>
      <text:p text:style-name="P1">I’m learning so many new things. <text:s text:c="1"/>The priests are teaching me about religion. <text:s text:c="1"/>And I’m learning to play the lute, and I’m pretty good at it! <text:s text:c="1"/>My teachers say that being a knight is more than just fighting. <text:s text:c="1"/>I need to have manners, be honorable, and be smart, too. <text:s text:c="1"/>Whenever I see the knight, I am in awe. <text:s text:c="1"/>He is like I imagine the king is. <text:s text:c="1"/>He told me I may meet the king myself one day if I work hard, am honorable, and pray. I do these things. I especially pray I don’t fall off my horse in front of the king.</text:p>
      <text:p text:style-name="P1"/>
      <text:p text:style-name="P1"/>
      <text:p text:style-name="P1">14-15</text:p>
      <text:p text:style-name="P1"/>
      <text:p text:style-name="P1">Spring 1109</text:p>
      <text:p text:style-name="P1"/>
      <text:p text:style-name="P1">[art notes: boy is 14 now]</text:p>
      <text:p text:style-name="P1"/>
      <text:p text:style-name="P1">Today was my first tournament, and it did not go well. I’ve been a squire for a year. It’s good to be a squire. <text:s text:c="1"/>We are treated like men in the castle and the village. <text:s text:c="1"/>Well, young men, but men.</text:p>
      <text:p text:style-name="P1"/>
      <text:p text:style-name="P1">Training is a lot harder than when I was a squire. I use real swords and lances, but of course when I fight other squires, we use padded ones. <text:s text:c="1"/>It’s as dangerous as it sounds. <text:s text:c="1"/>I’ve gotten cuts and beaten up, but I’m faster and stronger than I ever thought I’d be.</text:p>
      <text:p text:style-name="P1"/>
      <text:p text:style-name="P1">16-17</text:p>
      <text:p text:style-name="P1"/>
      <text:p text:style-name="P1">But our real training is on horseback. <text:s text:c="1"/>I’ve gotten better at riding while holding a lance and shield, but it’s still hard. I practice attacking dummies that are hanging up and swinging. <text:s text:c="1"/>I miss them as often as I hit them. <text:s text:c="1"/>Last week one swung around and knocked me off my horse. <text:s text:c="1"/>I’m worried.</text:p>
      <text:p text:style-name="P1"/>
      <text:p text:style-name="P1">18-19</text:p>
      <text:p text:style-name="P1"/>
      <text:p text:style-name="P1">I also practice jousting by galloping full speed and aiming my lance at a small round hoop. <text:s text:c="1"/>I don’t hit it often, but then again, the other young squires don’t that often either.</text:p>
      <text:p text:style-name="P1"/>
      <text:p text:style-name="P1"/>
      <text:p text:style-name="P1">MORE TK</text:p>
    </office:text>
  </office:body>
</office:document-content>
</file>

<file path=styles.xml><?xml version="1.0" encoding="utf-8"?>
<office:document-styles xmlns:office="urn:oasis:names:tc:opendocument:xmlns:office:1.0" office:version="1.2"/>
</file>